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Mono1" svg:font-family="'Noto Mono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479cm" fo:min-width="1.68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0.101cm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.351cm" fo:min-width="0.101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336cm" fo:min-width="1.688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.688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4.228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527cm" fo:min-width="0.736cm" fo:padding-top="0.142cm" fo:padding-bottom="0.142cm" fo:padding-left="0.267cm" fo:padding-right="0.267cm"/>
    </style:style>
    <style:style style:name="P1" style:family="paragraph">
      <style:paragraph-properties fo:text-align="start" style:writing-mode="lr-tb"/>
      <style:text-properties style:font-name="Noto Mono" fo:font-size="8pt" style:font-size-asian="8pt" style:font-size-complex="8pt"/>
    </style:style>
    <style:style style:name="P2" style:family="paragraph">
      <loext:graphic-properties draw:fill-color="#ffffff"/>
      <style:paragraph-properties fo:text-align="start" style:writing-mode="lr-tb"/>
      <style:text-properties style:font-name="Noto Mono" fo:font-size="8pt" style:font-size-asian="8pt" style:font-size-complex="8pt"/>
    </style:style>
    <style:style style:name="P3" style:family="paragraph">
      <style:paragraph-properties fo:text-align="end" style:writing-mode="lr-tb"/>
      <style:text-properties style:font-name="Noto Mono" fo:font-size="8pt" style:font-size-asian="8pt" style:font-size-complex="8pt"/>
    </style:style>
    <style:style style:name="P4" style:family="paragraph">
      <loext:graphic-properties draw:fill-color="#ffffff"/>
      <style:paragraph-properties fo:text-align="end" style:writing-mode="lr-tb"/>
      <style:text-properties style:font-name="Noto Mono" fo:font-size="8pt" style:font-size-asian="8pt" style:font-size-complex="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Noto Mono" fo:font-size="8pt" style:font-size-asian="8pt" style:font-size-complex="8pt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Noto Mono" fo:font-size="8pt" style:font-size-asian="8pt" style:font-size-complex="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Noto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905cm" svg:height="0.635cm" svg:x="9.572cm" svg:y="2.112cm">
            <text:p text:style-name="P1"><text:span text:style-name="T1">RIGH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9.572cm" svg:y="1.159cm">
            <text:p text:style-name="P1"><text:span text:style-name="T1">DOW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9.572cm" svg:y="4.017cm">
            <text:p text:style-name="P1"><text:span text:style-name="T1">GN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9.572cm" svg:y="3.064cm">
            <text:p text:style-name="P1"><text:span text:style-name="T1">BUTTON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9.572cm" svg:y="4.969cm">
            <text:p text:style-name="P1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5.445cm" svg:y="2.112cm">
            <text:p text:style-name="P3"><text:span text:style-name="T1">LEF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5.445cm" svg:y="1.159cm">
            <text:p text:style-name="P3"><text:span text:style-name="T1">UP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5.445cm" svg:y="4.017cm">
            <text:p text:style-name="P3"><text:span text:style-name="T1">+3.3v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5.445cm" svg:y="3.064cm">
            <text:p text:style-name="P3"><text:span text:style-name="T1">BUTTON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5.445cm" svg:y="4.969cm">
            <text:p text:style-name="P3"><text:span text:style-name="T1">BUTTON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2.222cm" svg:height="4.763cm" svg:x="7.35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509cm" svg:y="2.1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509cm" svg:y="1.1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509cm" svg:y="4.0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509cm" svg:y="3.0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509cm" svg:y="4.9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8.779cm" svg:y="2.1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8.779cm" svg:y="1.1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8.779cm" svg:y="4.0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8.779cm" svg:y="3.0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8.779cm" svg:y="4.96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316cm" svg:height="0.317cm" draw:transform="rotate (1.5707963267949) translate (8.144cm 1.634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2" draw:layer="layout" svg:width="1.905cm" svg:height="0.635cm" svg:x="16.398cm" svg:y="2.112cm">
            <text:p text:style-name="P1"><text:span text:style-name="T1">DATA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16.398cm" svg:y="1.159cm">
            <text:p text:style-name="P1"><text:span text:style-name="T1">DATA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16.398cm" svg:y="4.017cm">
            <text:p text:style-name="P1"><text:span text:style-name="T1">GN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16.398cm" svg:y="3.064cm">
            <text:p text:style-name="P1"><text:span text:style-name="T1">SNES/NE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16.398cm" svg:y="4.969cm">
            <text:p text:style-name="P1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2.271cm" svg:y="2.112cm">
            <text:p text:style-name="P3"><text:span text:style-name="T1">DATA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2.271cm" svg:y="1.159cm">
            <text:p text:style-name="P3"><text:span text:style-name="T1">DATA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2.271cm" svg:y="4.017cm">
            <text:p text:style-name="P3"><text:span text:style-name="T1">+5v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2.271cm" svg:y="3.064cm">
            <text:p text:style-name="P3"><text:span text:style-name="T1">LATCH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2.271cm" svg:y="4.969cm">
            <text:p text:style-name="P3"><text:span text:style-name="T1">CLK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2.222cm" svg:height="4.763cm" svg:x="14.176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4.335cm" svg:y="2.1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4.335cm" svg:y="1.1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4.335cm" svg:y="4.0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4.335cm" svg:y="3.0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4.335cm" svg:y="4.9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5.605cm" svg:y="2.1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5.605cm" svg:y="1.1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5.605cm" svg:y="4.0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5.605cm" svg:y="3.0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5.605cm" svg:y="4.96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316cm" svg:height="0.317cm" draw:transform="rotate (1.5707963267949) translate (14.97cm 1.634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2" draw:layer="layout" svg:width="1.905cm" svg:height="0.635cm" svg:x="5.127cm" svg:y="7.826cm">
            <text:p text:style-name="P1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5.127cm" svg:y="6.873cm">
            <text:p text:style-name="P1"><text:span text:style-name="T1">GN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5.127cm" svg:y="9.731cm">
            <text:p text:style-name="P1"><text:span text:style-name="T1">ALIGN NOTCH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1.905cm" svg:height="0.635cm" svg:x="5.127cm" svg:y="8.778cm">
            <text:p text:style-name="P7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5.127cm" svg:y="10.683cm">
            <text:p text:style-name="P1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cm" svg:y="7.826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cm" svg:y="6.873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cm" svg:y="9.731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cm" svg:y="8.778cm">
            <text:p text:style-name="P3"><text:span text:style-name="T1">PHONE LEF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cm" svg:y="10.683cm">
            <text:p text:style-name="P3"><text:span text:style-name="T1">PHONE RIGH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2.222cm" svg:height="4.763cm" svg:x="2.905cm" svg:y="6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7.8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6.8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9.7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8.7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10.6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4.334cm" svg:y="7.8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4.334cm" svg:y="6.87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635cm" svg:height="0.635cm" svg:x="4.334cm" svg:y="9.7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4.334cm" svg:y="8.7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4.334cm" svg:y="10.6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316cm" svg:height="0.317cm" draw:transform="rotate (1.5707963267949) translate (3.699cm 7.34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4" draw:layer="layout" svg:width="1.905cm" svg:height="0.635cm" svg:x="3.699cm" svg:y="13.064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3.699cm" svg:y="12.111cm">
            <text:p text:style-name="P3"><text:span text:style-name="T1">SPEAKER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3.699cm" svg:y="14.969cm">
            <text:p text:style-name="P3"><text:span text:style-name="T1">SPEAKER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3.699cm" svg:y="14.016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3.699cm" svg:y="15.921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3.699cm" svg:y="17.826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7.826cm" svg:y="13.064cm">
            <text:p text:style-name="P1"><text:span text:style-name="T1">RESET SW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7.826cm" svg:y="12.111cm">
            <text:p text:style-name="P1"><text:span text:style-name="T1">RESET SW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7.826cm" svg:y="14.969cm">
            <text:p text:style-name="P1"><text:span text:style-name="T1">POWER SW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7.826cm" svg:y="14.016cm">
            <text:p text:style-name="P1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7.826cm" svg:y="15.921cm">
            <text:p text:style-name="P1"><text:span text:style-name="T1">POWER SW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7.826cm" svg:y="16.874cm">
            <text:p text:style-name="P1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.222cm" svg:height="7.62cm" svg:x="5.604cm" svg:y="11.95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3.0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2.1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4.9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4.0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5.9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3.0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2.1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4.9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4.0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5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0.316cm" svg:height="0.317cm" draw:transform="rotate (1.5707963267949) translate (6.398cm 12.586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5" draw:layer="layout" svg:width="0.635cm" svg:height="0.635cm" svg:x="5.763cm" svg:y="15.9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5.9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6.8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6.8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6.8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6.8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7.8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7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7.8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7.8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8.7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8.7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8.7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8.77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635cm" svg:height="0.635cm" svg:x="3.064cm" svg:y="17.66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9" draw:layer="layout" svg:x1="3.064cm" svg:y1="17.668cm" svg:x2="3.699cm" svg:y2="17.668cm">
            <text:p/>
          </draw:line>
          <draw:line draw:style-name="gr9" draw:text-style-name="P9" draw:layer="layout" svg:x1="2.904cm" svg:y1="18.144cm" svg:x2="2.587cm" svg:y2="17.668cm">
            <text:p/>
          </draw:line>
          <draw:polyline draw:style-name="gr8" draw:text-style-name="P9" draw:layer="layout" svg:width="2.38cm" svg:height="1.904cm" draw:transform="rotate (-3.14159265358979) translate (5.762cm 19.096cm)" svg:viewBox="0 0 2381 1905" draw:points="0,0 2381,0 2381,1905 0,1905">
            <text:p/>
          </draw:polyline>
          <draw:custom-shape draw:style-name="gr4" draw:text-style-name="P6" draw:layer="layout" svg:width="0.635cm" svg:height="0.635cm" svg:x="9.572cm" svg:y="18.3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9" draw:layer="layout" svg:x1="9.572cm" svg:y1="18.303cm" svg:x2="10.207cm" svg:y2="18.303cm">
            <text:p/>
          </draw:line>
          <draw:line draw:style-name="gr9" draw:text-style-name="P9" draw:layer="layout" svg:x1="9.412cm" svg:y1="18.779cm" svg:x2="9.095cm" svg:y2="18.303cm">
            <text:p/>
          </draw:line>
          <draw:polyline draw:style-name="gr8" draw:text-style-name="P9" draw:layer="layout" svg:width="2.222cm" svg:height="0.951cm" svg:x="7.667cm" svg:y="18.144cm" svg:viewBox="0 0 2223 952" draw:points="0,952 2223,952 2223,0 0,0">
            <text:p/>
          </draw:polyline>
          <draw:custom-shape draw:style-name="gr10" draw:text-style-name="P4" draw:layer="layout" svg:width="2.222cm" svg:height="0.635cm" svg:x="1cm" svg:y="18.461cm">
            <text:p text:style-name="P3"><text:span text:style-name="T1">POWER LED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.222cm" svg:height="0.635cm" svg:x="10.366cm" svg:y="18.303cm">
            <text:p text:style-name="P1"><text:span text:style-name="T1">SDC LE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.905cm" svg:height="0.635cm" svg:x="11.477cm" svg:y="7.827cm">
            <text:p text:style-name="P1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11.477cm" svg:y="6.874cm">
            <text:p text:style-name="P1"><text:span text:style-name="T1">Rx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11.477cm" svg:y="9.732cm">
            <text:p text:style-name="P1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1.905cm" svg:height="0.635cm" svg:x="11.477cm" svg:y="8.779cm">
            <text:p text:style-name="P7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11.477cm" svg:y="10.684cm">
            <text:p text:style-name="P1"><text:span text:style-name="T1">+5v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7.35cm" svg:y="7.827cm">
            <text:p text:style-name="P3"><text:span text:style-name="T1">Tx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7.35cm" svg:y="6.874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7.35cm" svg:y="9.732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7.35cm" svg:y="8.779cm">
            <text:p text:style-name="P3"><text:span text:style-name="T1">GN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7.35cm" svg:y="10.684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2.222cm" svg:height="4.763cm" svg:x="9.255cm" svg:y="6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9.414cm" svg:y="7.8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9.414cm" svg:y="6.8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9.414cm" svg:y="9.7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9.414cm" svg:y="8.7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9.414cm" svg:y="10.6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0.684cm" svg:y="7.8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0.684cm" svg:y="6.8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0.684cm" svg:y="9.7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0.684cm" svg:y="8.7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0.684cm" svg:y="10.68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316cm" svg:height="0.317cm" draw:transform="rotate (1.5707963267949) translate (10.049cm 7.349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2" draw:layer="layout" svg:width="1.905cm" svg:height="0.635cm" draw:transform="rotate (-1.5707963267949) translate (15.129cm 7.985cm)">
            <text:p text:style-name="P1"><text:span text:style-name="T1">+5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905cm" svg:height="0.635cm" draw:transform="rotate (-1.5707963267949) translate (16.081cm 7.985cm)">
            <text:p text:style-name="P1"><text:span text:style-name="T1">USB-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905cm" svg:height="0.635cm" draw:transform="rotate (-1.5707963267949) translate (17.034cm 7.985cm)">
            <text:p text:style-name="P1"><text:span text:style-name="T1">USB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905cm" svg:height="0.635cm" draw:transform="rotate (-1.5707963267949) translate (17.986cm 7.985cm)">
            <text:p text:style-name="P1"><text:span text:style-name="T1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905cm" svg:height="0.635cm" draw:transform="rotate (-1.5707963267949) translate (18.939cm 7.985cm)">
            <text:p text:style-name="P1"><text:span text:style-name="T1">ALIGN NOT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4.762cm" svg:height="1.27cm" svg:x="14.335cm" svg:y="6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5.446cm" svg:y="7.1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4.494cm" svg:y="7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17.351cm" svg:y="7.1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6.399cm" svg:y="7.19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635cm" svg:height="0.635cm" svg:x="18.304cm" svg:y="7.19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316cm" svg:height="0.317cm" draw:transform="rotate (-3.14159265358979) translate (14.968cm 7.191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4" draw:layer="layout" svg:width="1.905cm" svg:height="0.635cm" svg:x="1cm" svg:y="2.112cm">
            <text:p text:style-name="P3"><text:span text:style-name="T1">+5v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cm" svg:y="1.159cm">
            <text:p text:style-name="P3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cm" svg:y="4.017cm">
            <text:p text:style-name="P3"><text:span text:style-name="T1">CL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cm" svg:y="3.064cm">
            <text:p text:style-name="P3"><text:span text:style-name="T1">GND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7cm" svg:height="3.811cm" svg:x="2.905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2.1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1.1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4.0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3.06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316cm" svg:height="0.317cm" draw:transform="rotate (1.5707963267949) translate (3.699cm 1.634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Mono1" svg:font-family="'Noto Mono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12-08T20:09:45.933000000</meta:creation-date>
    <dc:date>2024-07-31T20:08:36.299000000</dc:date>
    <dc:creator>Peter Weingartner</dc:creator>
    <meta:editing-duration>PT7M29S</meta:editing-duration>
    <meta:editing-cycles>3</meta:editing-cycles>
    <meta:generator>LibreOffice/7.2.2.2$Windows_X86_64 LibreOffice_project/02b2acce88a210515b4a5bb2e46cbfb63fe97d56</meta:generator>
    <meta:document-statistic meta:object-count="165"/>
  </office:meta>
</office:document-meta>
</file>